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Cross Reference for 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10" office:value-type="string">
            <text:p>60,70,75,83,97,118,12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10" office:value-type="float" office:value="56">
            <text:p>5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10" office:value-type="float" office:value="58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10" office:value-type="string">
            <text:p>29,50,10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10" office:value-type="float" office:value="56">
            <text:p>5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10" office:value-type="float" office:value="45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10" office:value-type="string">
            <text:p>41,56,132,135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10" office:value-type="float" office:value="59">
            <text:p>59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10" office:value-type="float" office:value="25">
            <text:p>25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10"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10" office:value-type="float" office:value="24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10" office:value-type="string">
            <text:p>27,3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10" office:value-type="string">
            <text:p>69,78,84,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7" office:value-type="float" office:value="98">
            <text:p>9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7" office:value-type="float" office:value="157">
            <text:p>15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11/04/2017</text:date>, <text:time>18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11-04T18:06:34.26</dc:date>
    <dc:creator>hemptar </dc:creator>
    <meta:editing-duration>PT45M19S</meta:editing-duration>
    <meta:editing-cycles>8</meta:editing-cycles>
    <meta:generator>OpenOffice/4.1.3$Win32 OpenOffice.org_project/413m1$Build-9783</meta:generator>
    <meta:document-statistic meta:table-count="1" meta:cell-count="112" meta:object-count="0"/>
  </office:meta>
</office:document-meta>
</file>